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https://kumparan.com/@kumparanmom/cara-tes-pendengaran-bayi-baru-lahir-yang-bisa-dilakukan-di-rumah-1rjE1s0uQuS</text:p>
          </table:table-cell>
        </table:table-row>
        <table:table-row table:style-name="ro1">
          <table:table-cell office:value-type="string" calcext:value-type="string">
            <text:p>https://kumparan.com/@kumparanmom/ide-camilan-keluarga-otak-otak-ikan-bakar-yang-lezat-dan-sehat-1rjEArH5ScU</text:p>
          </table:table-cell>
        </table:table-row>
        <table:table-row table:style-name="ro1">
          <table:table-cell office:value-type="string" calcext:value-type="string">
            <text:p>https://kumparan.com/@kumparanmom/kapan-harus-ke-dokter-bila-setelah-menikah-tak-kunjung-hamil-1riqHwnBSUQ</text:p>
          </table:table-cell>
        </table:table-row>
        <table:table-row table:style-name="ro1">
          <table:table-cell office:value-type="string" calcext:value-type="string">
            <text:p>https://kumparan.com/@kumparanmom/kini-ada-betrand-peto-ruben-onsu-dan-sarwendah-enggan-tambah-anak-1ril2rCzOiQ</text:p>
          </table:table-cell>
        </table:table-row>
        <table:table-row table:style-name="ro1">
          <table:table-cell office:value-type="string" calcext:value-type="string">
            <text:p>https://kumparan.com/@kumparanmom/lebih-baik-mana-beri-anak-ikan-patin-lokal-atau-impor-1rjDtU08nA5</text:p>
          </table:table-cell>
        </table:table-row>
        <table:table-row table:style-name="ro1">
          <table:table-cell office:value-type="string" calcext:value-type="string">
            <text:p>https://kumparan.com/@kumparanmom/serunya-acara-jelajah-dongeng-antikorupsi-untuk-anak-di-gedung-kpk-1rjcYX1WAkC</text:p>
          </table:table-cell>
        </table:table-row>
        <table:table-row table:style-name="ro1">
          <table:table-cell office:value-type="string" calcext:value-type="string">
            <text:p>https://kumparan.com/@kumparanmom/setelah-melahirkan-kapan-waktu-yang-tepat-untuk-kb-1rihaB2vRH9</text:p>
          </table:table-cell>
        </table:table-row>
        <table:table-row table:style-name="ro1">
          <table:table-cell office:value-type="string" calcext:value-type="string">
            <text:p>https://kumparan.com/@kumparanmom/tips-bumbui-makanan-bayi-1rijHkc5HL5</text:p>
          </table:table-cell>
        </table:table-row>
        <table:table-row table:style-name="ro1">
          <table:table-cell office:value-type="string" calcext:value-type="string">
            <text:p>https://kumparan.com/@kumparanmom/tips-lalui-trimester-keempat-kehamilan-tanpa-drama-1rhwsLCKxgQ</text:p>
          </table:table-cell>
        </table:table-row>
        <table:table-row table:style-name="ro1">
          <table:table-cell office:value-type="string" calcext:value-type="string">
            <text:p>https://kumparan.com/@kumparanmom/tips-parenting-dari-enditha-untuk-hadapi-anak-yang-mogok-belajar-1rjCuReMKJY</text:p>
          </table:table-cell>
        </table:table-row>
        <table:table-row table:style-name="ro1">
          <table:table-cell office:value-type="string" calcext:value-type="string">
            <text:p>https://kumparan.com/@kumparanmom/cara-tes-pendengaran-bayi-baru-lahir-yang-bisa-dilakukan-di-rumah-1rjE1s0uQuS</text:p>
          </table:table-cell>
        </table:table-row>
        <table:table-row table:style-name="ro1">
          <table:table-cell office:value-type="string" calcext:value-type="string">
            <text:p>https://kumparan.com/@kumparanmom/5-bahan-alami-untuk-atasi-stretch-mark-setelah-melahirkan-1rj6QoeikZK</text:p>
          </table:table-cell>
        </table:table-row>
        <table:table-row table:style-name="ro1">
          <table:table-cell office:value-type="string" calcext:value-type="string">
            <text:p>https://kumparan.com/@kumparanmom/ibu-hamil-dapat-obat-kedaluwarsa-dari-puskesmas-kok-bisa-1rinFHmsbWJ</text:p>
          </table:table-cell>
        </table:table-row>
        <table:table-row table:style-name="ro1">
          <table:table-cell office:value-type="string" calcext:value-type="string">
            <text:p>https://kumparan.com/@kumparanmom/ibu-hamil-ini-8-cara-ciptakan-bonding-dengan-bayi-di-dalam-kandungan-1rj9UQWnT89</text:p>
          </table:table-cell>
        </table:table-row>
        <table:table-row table:style-name="ro1">
          <table:table-cell office:value-type="string" calcext:value-type="string">
            <text:p>https://kumparan.com/@kumparanmom/jadwal-tidur-dan-makan-untuk-anak-usia-2-tahun-1rj6AY9wM0C</text:p>
          </table:table-cell>
        </table:table-row>
        <table:table-row table:style-name="ro1">
          <table:table-cell office:value-type="string" calcext:value-type="string">
            <text:p>https://kumparan.com/@kumparanmom/mengenal-maria-borrallo-pengasuh-anak-kate-middleton-yang-serba-bisa-1rj6c98e77c</text:p>
          </table:table-cell>
        </table:table-row>
        <table:table-row table:style-name="ro1">
          <table:table-cell office:value-type="string" calcext:value-type="string">
            <text:p>https://kumparan.com/@kumparanmom/anak-mengidap-epilepsi-ini-yang-perlu-orang-tua-ketahui-1rinfSfkb5F</text:p>
          </table:table-cell>
        </table:table-row>
        <table:table-row table:style-name="ro1">
          <table:table-cell office:value-type="string" calcext:value-type="string">
            <text:p>https://kumparan.com/@kumparanmom/parenting-islami-doa-saat-kehamilan-memasuki-usia-4-bulan-1rhyUYF3jgJ</text:p>
          </table:table-cell>
        </table:table-row>
        <table:table-row table:style-name="ro1">
          <table:table-cell office:value-type="string" calcext:value-type="string">
            <text:p>https://kumparan.com/@kumparanmom/review-film-anak-the-angry-birds-movie-2-1riOKC115jH</text:p>
          </table:table-cell>
        </table:table-row>
        <table:table-row table:style-name="ro1">
          <table:table-cell office:value-type="string" calcext:value-type="string">
            <text:p>https://kumparan.com/@kumparanmom/nutrisi-yang-diperlukan-untuk-dukung-kecerdasan-anak-1rikWWOc9xN</text:p>
          </table:table-cell>
        </table:table-row>
        <table:table-row table:style-name="ro1">
          <table:table-cell office:value-type="string" calcext:value-type="string">
            <text:p>https://kumparan.com/@kumparanmom/wow-honne-ajak-gempita-nyanyi-bareng-di-konser-bulan-november-1rio31OP0mo</text:p>
          </table:table-cell>
        </table:table-row>
        <table:table-row table:style-name="ro1">
          <table:table-cell office:value-type="string" calcext:value-type="string">
            <text:p>https://kumparan.com/@kumparanmom/aman-enggak-ya-minum-kopi-bagi-ibu-menyusui-1riUutKRCf5</text:p>
          </table:table-cell>
        </table:table-row>
        <table:table-row table:style-name="ro1">
          <table:table-cell office:value-type="string" calcext:value-type="string">
            <text:p>https://kumparan.com/@kumparanmom/moms-ini-alasan-pentingnya-tetapkan-tujuan-keuangan-keluarga-1rihRhbjdJK</text:p>
          </table:table-cell>
        </table:table-row>
        <table:table-row table:style-name="ro1">
          <table:table-cell office:value-type="string" calcext:value-type="string">
            <text:p>https://kumparan.com/@kumparanmom/tips-agar-ibu-yang-hamil-bayi-kembar-bisa-tidur-lebih-nyenyak-1riV1j0OTOj</text:p>
          </table:table-cell>
        </table:table-row>
        <table:table-row table:style-name="ro1">
          <table:table-cell office:value-type="string" calcext:value-type="string">
            <text:p>https://kumparan.com/@kumparanmom/berkuda-cara-seru-tingkatkan-kecerdasan-anak-1rihn6lT7II</text:p>
          </table:table-cell>
        </table:table-row>
        <table:table-row table:style-name="ro1">
          <table:table-cell office:value-type="string" calcext:value-type="string">
            <text:p>https://kumparan.com/@kumparanmom/lebih-baik-mana-sehari-hari-ibu-pakai-uang-tunai-atau-dompet-digital-1rigpGT5WZe</text:p>
          </table:table-cell>
        </table:table-row>
        <table:table-row table:style-name="ro1">
          <table:table-cell office:value-type="string" calcext:value-type="string">
            <text:p>https://kumparan.com/@kumparanmom/tips-hadapi-anak-yang-malas-sarapan-1rih1nAcCup</text:p>
          </table:table-cell>
        </table:table-row>
        <table:table-row table:style-name="ro1">
          <table:table-cell office:value-type="string" calcext:value-type="string">
            <text:p>https://kumparan.com/@kumparanmom/9-hal-yang-harus-ayah-lakukan-sebelum-ibu-hadapi-persalinan-1riP9HykpUG</text:p>
          </table:table-cell>
        </table:table-row>
        <table:table-row table:style-name="ro1">
          <table:table-cell office:value-type="string" calcext:value-type="string">
            <text:p>https://kumparan.com/@kumparanmom/bagaimana-cara-ketahui-sehat-tidaknya-keuangan-keluarga-1riKvD8NnZN</text:p>
          </table:table-cell>
        </table:table-row>
        <table:table-row table:style-name="ro1">
          <table:table-cell office:value-type="string" calcext:value-type="string">
            <text:p>https://kumparan.com/@kumparanmom/kumparanmom-dan-enfagrow-gelar-moms-mingle-8-tanda-kecerdasan-anak-1riPP5iuiAO</text:p>
          </table:table-cell>
        </table:table-row>
        <table:table-row table:style-name="ro1">
          <table:table-cell office:value-type="string" calcext:value-type="string">
            <text:p>https://kumparan.com/@kumparanmom/manfaat-sinar-matahari-pagi-bagi-bayi-baru-lahir-1ri4FcFxjsc</text:p>
          </table:table-cell>
        </table:table-row>
        <table:table-row table:style-name="ro1">
          <table:table-cell office:value-type="string" calcext:value-type="string">
            <text:p>https://kumparan.com/@kumparanmom/sauna-saat-hamil-ya-atau-tidak-1riM55zMDPq</text:p>
          </table:table-cell>
        </table:table-row>
        <table:table-row table:style-name="ro1">
          <table:table-cell office:value-type="string" calcext:value-type="string">
            <text:p>https://kumparan.com/@kumparanmom/unik-ini-potret-ibu-menyusui-di-berbagai-negara-1rhycrJvjpc</text:p>
          </table:table-cell>
        </table:table-row>
        <table:table-row table:style-name="ro1">
          <table:table-cell office:value-type="string" calcext:value-type="string">
            <text:p>https://kumparan.com/@kumparanmom/mengenal-forest-bathing-terapi-alam-yang-baik-bagi-anak-1riIuk7UTW2</text:p>
          </table:table-cell>
        </table:table-row>
        <table:table-row table:style-name="ro1">
          <table:table-cell office:value-type="string" calcext:value-type="string">
            <text:p>https://kumparan.com/@kumparanmom/studi-pindah-rumah-saat-hamil-berisiko-terjadinya-persalinan-prematur-1ri4MzmWkX9</text:p>
          </table:table-cell>
        </table:table-row>
        <table:table-row table:style-name="ro1">
          <table:table-cell office:value-type="string" calcext:value-type="string">
            <text:p>https://kumparan.com/@kumparanmom/ternyata-membiarkan-bayi-menangis-ada-manfaatnya-1ri1OSyIqot</text:p>
          </table:table-cell>
        </table:table-row>
        <table:table-row table:style-name="ro1">
          <table:table-cell office:value-type="string" calcext:value-type="string">
            <text:p>https://kumparan.com/@kumparanmom/tips-buat-ibu-bekerja-yang-berencana-resign-dalam-waktu-dekat-1riKVlzzvaH</text:p>
          </table:table-cell>
        </table:table-row>
        <table:table-row table:style-name="ro1">
          <table:table-cell office:value-type="string" calcext:value-type="string">
            <text:p>https://kumparan.com/@kumparanmom/36-nama-bayi-yang-kekinian-dan-indonesia-banget-huruf-a-i-1rhtzqgvHme</text:p>
          </table:table-cell>
        </table:table-row>
        <table:table-row table:style-name="ro1">
          <table:table-cell office:value-type="string" calcext:value-type="string">
            <text:p>https://kumparan.com/@kumparanmom/5-pilihan-pompa-asi-manual-dengan-harga-di-bawah-rp-500-ribu-1rhdnRew7PY</text:p>
          </table:table-cell>
        </table:table-row>
        <table:table-row table:style-name="ro1">
          <table:table-cell office:value-type="string" calcext:value-type="string">
            <text:p>https://kumparan.com/@kumparanmom/63-nama-bayi-yang-kekinian-dan-indonesia-banget-dengan-huruf-j-w-1rhwrXiiMXI</text:p>
          </table:table-cell>
        </table:table-row>
        <table:table-row table:style-name="ro1">
          <table:table-cell office:value-type="string" calcext:value-type="string">
            <text:p>https://kumparan.com/@kumparanmom/agar-tidak-gampang-stres-ini-5-ide-me-time-untuk-ibu-rumah-tangga-1ri1tV0mQcn</text:p>
          </table:table-cell>
        </table:table-row>
        <table:table-row table:style-name="ro1">
          <table:table-cell office:value-type="string" calcext:value-type="string">
            <text:p>https://kumparan.com/@kumparanmom/nutrivestasi-saat-hamil-apa-maksudnya-1rhxA10AEWK</text:p>
          </table:table-cell>
        </table:table-row>
        <table:table-row table:style-name="ro1">
          <table:table-cell office:value-type="string" calcext:value-type="string">
            <text:p>https://kumparan.com/@kumparanmom/selvi-ananda-adik-jan-ethes-akan-saya-beri-asi-juga-1rhZVD1IlTC</text:p>
          </table:table-cell>
        </table:table-row>
        <table:table-row table:style-name="ro1">
          <table:table-cell office:value-type="string" calcext:value-type="string">
            <text:p>https://kumparan.com/@kumparanmom/35-nama-bayi-yang-kekinian-dan-indonesia-banget-dengan-huruf-j-w-1rhwrXiiMXI</text:p>
          </table:table-cell>
        </table:table-row>
        <table:table-row table:style-name="ro1">
          <table:table-cell office:value-type="string" calcext:value-type="string">
            <text:p>https://kumparan.com/@kumparanmom/7-peristiwa-medis-yang-terjadi-selama-proses-persalinan-1rhtmb7LtvT</text:p>
          </table:table-cell>
        </table:table-row>
        <table:table-row table:style-name="ro1">
          <table:table-cell office:value-type="string" calcext:value-type="string">
            <text:p>https://kumparan.com/@kumparanmom/balita-konsumsi-suplemen-vitamin-perlu-enggak-sih-1rhtVWdrFvW</text:p>
          </table:table-cell>
        </table:table-row>
        <table:table-row table:style-name="ro1">
          <table:table-cell office:value-type="string" calcext:value-type="string">
            <text:p>https://kumparan.com/@kumparanmom/lebih-baik-mana-hati-atau-ceker-ayam-untuk-makanan-bayi-1rf03UcfdEF</text:p>
          </table:table-cell>
        </table:table-row>
        <table:table-row table:style-name="ro1">
          <table:table-cell office:value-type="string" calcext:value-type="string">
            <text:p>https://kumparan.com/@kumparanmom/champ-camp-indonesia-daycare-baru-yang-tawarkan-fasilitas-menarik-1rgQxAnL9wI</text:p>
          </table:table-cell>
        </table:table-row>
        <table:table-row table:style-name="ro1">
          <table:table-cell office:value-type="string" calcext:value-type="string">
            <text:p>https://kumparan.com/@kumparanmom/5-manfaat-pelajaran-musik-di-sekolah-untuk-perkembangan-anak-1rhGUhotApr</text:p>
          </table:table-cell>
        </table:table-row>
        <table:table-row table:style-name="ro1">
          <table:table-cell office:value-type="string" calcext:value-type="string">
            <text:p>https://kumparan.com/@kumparanmom/akan-punya-adik-jan-ethes-sempat-rewel-dan-jadi-lebih-manja-1rhB7LKqnM9</text:p>
          </table:table-cell>
        </table:table-row>
        <table:table-row table:style-name="ro1">
          <table:table-cell office:value-type="string" calcext:value-type="string">
            <text:p>https://kumparan.com/@kumparanmom/cuaca-bisa-pengaruhi-berat-badan-bayi-yang-baru-lahir-kok-bisa-1rhdzxsApNR</text:p>
          </table:table-cell>
        </table:table-row>
        <table:table-row table:style-name="ro1">
          <table:table-cell office:value-type="string" calcext:value-type="string">
            <text:p>https://kumparan.com/@kumparanmom/hamil-6-bulan-selvi-ananda-masih-bisa-gendong-jan-ethes-1rhF9VvQxl2</text:p>
          </table:table-cell>
        </table:table-row>
        <table:table-row table:style-name="ro1">
          <table:table-cell office:value-type="string" calcext:value-type="string">
            <text:p>https://kumparan.com/@kumparanmom/moms-yuk-kurangi-main-gadget-saat-menyusui-ini-alasannya-1rhd40ZBOaI</text:p>
          </table:table-cell>
        </table:table-row>
        <table:table-row table:style-name="ro1">
          <table:table-cell office:value-type="string" calcext:value-type="string">
            <text:p>https://kumparan.com/@kumparanmom/cara-bersihkan-ceker-ayam-sebelum-diolah-jadi-makanan-bayi-1reys96NxET</text:p>
          </table:table-cell>
        </table:table-row>
        <table:table-row table:style-name="ro1">
          <table:table-cell office:value-type="string" calcext:value-type="string">
            <text:p>https://kumparan.com/@kumparanmom/jokowi-akan-punya-cucu-ketiga-1rhX5UPaP1t</text:p>
          </table:table-cell>
        </table:table-row>
        <table:table-row table:style-name="ro1">
          <table:table-cell office:value-type="string" calcext:value-type="string">
            <text:p>https://kumparan.com/@kumparanmom/mendidik-anak-untuk-aktif-bergerak-itu-perlu-ini-alasannya-1rhWlRvvJ3W</text:p>
          </table:table-cell>
        </table:table-row>
        <table:table-row table:style-name="ro1">
          <table:table-cell office:value-type="string" calcext:value-type="string">
            <text:p>https://kumparan.com/@kumparanmom/penyebab-anak-balita-masih-sering-ngompol-1rhGdqmiL0d</text:p>
          </table:table-cell>
        </table:table-row>
        <table:table-row table:style-name="ro1">
          <table:table-cell office:value-type="string" calcext:value-type="string">
            <text:p>https://kumparan.com/@kumparanmom/berhubungan-seks-saat-hamil-muda-ya-atau-tidak-1rgXflbyXXu</text:p>
          </table:table-cell>
        </table:table-row>
        <table:table-row table:style-name="ro1">
          <table:table-cell office:value-type="string" calcext:value-type="string">
            <text:p>https://kumparan.com/@kumparanmom/cerita-selvi-ananda-atasi-tantangan-selama-menyusui-jan-ethes-1rhBK7RQyIC</text:p>
          </table:table-cell>
        </table:table-row>
        <table:table-row table:style-name="ro1">
          <table:table-cell office:value-type="string" calcext:value-type="string">
            <text:p>https://kumparan.com/@kumparanmom/ikut-banyak-ekstrakurikuler-di-sekolah-apakah-bermanfaat-untuk-anak-1rh9WvCID7X</text:p>
          </table:table-cell>
        </table:table-row>
        <table:table-row table:style-name="ro1">
          <table:table-cell office:value-type="string" calcext:value-type="string">
            <text:p>https://kumparan.com/@kumparanmom/kunci-sukses-selvi-ananda-menyusui-jan-ethes-semangat-pasti-bisa-1rhDOi5VjvF</text:p>
          </table:table-cell>
        </table:table-row>
        <table:table-row table:style-name="ro1">
          <table:table-cell office:value-type="string" calcext:value-type="string">
            <text:p>https://kumparan.com/@kumparanmom/lebih-baik-mana-bayi-baru-lahir-tidur-tengkurap-atau-telentang-1rhAoj1Pnas</text:p>
          </table:table-cell>
        </table:table-row>
        <table:table-row table:style-name="ro1">
          <table:table-cell office:value-type="string" calcext:value-type="string">
            <text:p>https://kumparan.com/@kumparanmom/memahami-startle-reflex-pada-bayi-baru-lahir-1rhDcjI9z3q</text:p>
          </table:table-cell>
        </table:table-row>
        <table:table-row table:style-name="ro1">
          <table:table-cell office:value-type="string" calcext:value-type="string">
            <text:p>https://kumparan.com/@kumparanmom/mungkinkah-bayi-yang-minum-susu-formula-bisa-terhindar-dari-kegemukan-1rgVq9LBLQA</text:p>
          </table:table-cell>
        </table:table-row>
        <table:table-row table:style-name="ro1">
          <table:table-cell office:value-type="string" calcext:value-type="string">
            <text:p>https://kumparan.com/@kumparanmom/selvi-ananda-jan-ethes-anak-asi-1rh95jl6JIW</text:p>
          </table:table-cell>
        </table:table-row>
        <table:table-row table:style-name="ro1">
          <table:table-cell office:value-type="string" calcext:value-type="string">
            <text:p>https://kumparan.com/@kumparanmom/tips-mengajak-balita-makan-di-restoran-1rh674U1V1F</text:p>
          </table:table-cell>
        </table:table-row>
        <table:table-row table:style-name="ro1">
          <table:table-cell office:value-type="string" calcext:value-type="string">
            <text:p>https://kumparan.com/@kumparanmom/trimester-keempat-kehamilan-apa-maksudnya-1rezPjhxrRz</text:p>
          </table:table-cell>
        </table:table-row>
        <table:table-row table:style-name="ro1">
          <table:table-cell office:value-type="string" calcext:value-type="string">
            <text:p>https://kumparan.com/@kumparanmom/bolehkah-ibu-hamil-minum-obat-anti-depresi-1rh5q9jK36B</text:p>
          </table:table-cell>
        </table:table-row>
        <table:table-row table:style-name="ro1">
          <table:table-cell office:value-type="string" calcext:value-type="string">
            <text:p>https://kumparan.com/@kumparanmom/8-tanda-kecerdasan-anak-yang-perlu-orang-tua-tahu-1rgnIlKSDp7</text:p>
          </table:table-cell>
        </table:table-row>
        <table:table-row table:style-name="ro1">
          <table:table-cell office:value-type="string" calcext:value-type="string">
            <text:p>https://kumparan.com/@kumparanmom/kenapa-kebiasaan-baik-perlu-ditanamkan-pada-anak-sejak-dini-1rgxDBFbnOu</text:p>
          </table:table-cell>
        </table:table-row>
        <table:table-row table:style-name="ro1">
          <table:table-cell office:value-type="string" calcext:value-type="string">
            <text:p>https://kumparan.com/@kumparanmom/lebih-baik-mana-melahirkan-dengan-forsep-atau-pompa-vakum-1rgnOEAJSfx</text:p>
          </table:table-cell>
        </table:table-row>
        <table:table-row table:style-name="ro1">
          <table:table-cell office:value-type="string" calcext:value-type="string">
            <text:p>https://kumparan.com/@kumparanmom/lucunya-jan-ethes-temani-ibunya-di-acara-moms-mingle-1rgoUuVHVps</text:p>
          </table:table-cell>
        </table:table-row>
        <table:table-row table:style-name="ro1">
          <table:table-cell office:value-type="string" calcext:value-type="string">
            <text:p>https://kumparan.com/@kumparanmom/serunya-ngobrolin-8-tanda-kecerdasan-anak-di-moms-mingle-1rgkKqCGLXs</text:p>
          </table:table-cell>
        </table:table-row>
        <table:table-row table:style-name="ro1">
          <table:table-cell office:value-type="string" calcext:value-type="string">
            <text:p>https://kumparan.com/@kumparanmom/tips-parenting-dari-selvi-ananda-jangan-bandingkan-kemampuan-anak-1rgm0R5n2DV</text:p>
          </table:table-cell>
        </table:table-row>
        <table:table-row table:style-name="ro1">
          <table:table-cell office:value-type="string" calcext:value-type="string">
            <text:p>https://kumparan.com/@kumparanmom/tips-parenting-dari-tya-ariestya-berbagi-peran-dengan-suami-1rgkdlcImrH</text:p>
          </table:table-cell>
        </table:table-row>
        <table:table-row table:style-name="ro1">
          <table:table-cell office:value-type="string" calcext:value-type="string">
            <text:p>https://kumparan.com/@kumparanmom/cara-pilih-hati-ayam-atau-sapi-untuk-makanan-bayi-1rezZeOnU6O</text:p>
          </table:table-cell>
        </table:table-row>
        <table:table-row table:style-name="ro1">
          <table:table-cell office:value-type="string" calcext:value-type="string">
            <text:p>https://kumparan.com/@kumparanmom/momen-6-seleb-yang-turut-meriahkan-hut-ke-74-ri-bersama-anak-1rgQdFgXjPV</text:p>
          </table:table-cell>
        </table:table-row>
        <table:table-row table:style-name="ro1">
          <table:table-cell office:value-type="string" calcext:value-type="string">
            <text:p>https://kumparan.com/@kumparanmom/penyebab-pecah-ketuban-dini-ibu-hamil-perlu-tahu-1rfFMJYzHVg</text:p>
          </table:table-cell>
        </table:table-row>
        <table:table-row table:style-name="ro1">
          <table:table-cell office:value-type="string" calcext:value-type="string">
            <text:p>https://kumparan.com/@kumparanmom/resep-sarapan-keluarga-smoothies-granola-rumahan-1rgjt8G0Yg8</text:p>
          </table:table-cell>
        </table:table-row>
        <table:table-row table:style-name="ro1">
          <table:table-cell office:value-type="string" calcext:value-type="string">
            <text:p>https://kumparan.com/@kumparanmom/6-pertanyaan-yang-mungkin-anak-ajukan-terkait-momen-17-agustus-1rgSBtXgYHS</text:p>
          </table:table-cell>
        </table:table-row>
        <table:table-row table:style-name="ro1">
          <table:table-cell office:value-type="string" calcext:value-type="string">
            <text:p>https://kumparan.com/@kumparanmom/selvi-ananda-cerita-soal-tumbuh-kembang-jan-ethes-seperti-apa-ya-1rgHvZmPr1J</text:p>
          </table:table-cell>
        </table:table-row>
        <table:table-row table:style-name="ro1">
          <table:table-cell office:value-type="string" calcext:value-type="string">
            <text:p>https://kumparan.com/@kumparanmom/7-lagu-tema-nasionalis-bisa-dinyanyikan-dengan-anak-di-hut-ke-74-ri-1rgQ5EW9Xft</text:p>
          </table:table-cell>
        </table:table-row>
        <table:table-row table:style-name="ro1">
          <table:table-cell office:value-type="string" calcext:value-type="string">
            <text:p>https://kumparan.com/@kumparanmom/gemas-jan-ethes-dampingi-jokowi-di-upacara-hut-ke-74-ri-1rgMwr8jZMP</text:p>
          </table:table-cell>
        </table:table-row>
        <table:table-row table:style-name="ro1">
          <table:table-cell office:value-type="string" calcext:value-type="string">
            <text:p>https://kumparan.com/@kumparanmom/meriahkan-hut-ke-74-ri-yuk-ajak-anak-kunjungi-5-tempat-ini-di-tmii-1rgMjqGxUBs</text:p>
          </table:table-cell>
        </table:table-row>
        <table:table-row table:style-name="ro1">
          <table:table-cell office:value-type="string" calcext:value-type="string">
            <text:p>https://kumparan.com/@kumparanmom/seberapa-indonesia-anak-anda-yuk-cerita-dan-dapatkan-voucher-belanja-1rg3F8BoKBB</text:p>
          </table:table-cell>
        </table:table-row>
        <table:table-row table:style-name="ro1">
          <table:table-cell office:value-type="string" calcext:value-type="string">
            <text:p>https://kumparan.com/@kumparanmom/bayi-jadi-rentan-sakit-saat-di-daycare-benarkah-1rgKl3VJbFV</text:p>
          </table:table-cell>
        </table:table-row>
        <table:table-row table:style-name="ro1">
          <table:table-cell office:value-type="string" calcext:value-type="string">
            <text:p>https://kumparan.com/@kumparanmom/penyebab-dan-dampak-bagi-ibu-hamil-yang-sering-mendengkur-1rgKT54S771</text:p>
          </table:table-cell>
        </table:table-row>
        <table:table-row table:style-name="ro1">
          <table:table-cell office:value-type="string" calcext:value-type="string">
            <text:p>https://kumparan.com/@kumparanmom/sering-nyeri-panggul-saat-hamil-ini-penyebabnya-moms-1rg2VSpR8kY</text:p>
          </table:table-cell>
        </table:table-row>
        <table:table-row table:style-name="ro1">
          <table:table-cell office:value-type="string" calcext:value-type="string">
            <text:p>https://kumparan.com/@kumparanmom/ajak-anak-ke-masjid-istiqlal-di-momen-hut-ri-yuk-ini-alasannya-1rfzATpYpdn</text:p>
          </table:table-cell>
        </table:table-row>
        <table:table-row table:style-name="ro1">
          <table:table-cell office:value-type="string" calcext:value-type="string">
            <text:p>https://kumparan.com/@kumparanmom/bekali-anak-dengan-5-informasi-ini-saat-hilang-atau-tersesat-1rg4bQXkG7F</text:p>
          </table:table-cell>
        </table:table-row>
        <table:table-row table:style-name="ro1">
          <table:table-cell office:value-type="string" calcext:value-type="string">
            <text:p>https://kumparan.com/@kumparanmom/ingin-memasak-bersama-balita-ikuti-tips-ini-agar-aman-1rg21HlAVDU</text:p>
          </table:table-cell>
        </table:table-row>
        <table:table-row table:style-name="ro1">
          <table:table-cell office:value-type="string" calcext:value-type="string">
            <text:p>https://kumparan.com/@kumparanmom/lebih-baik-mana-anak-ikut-lomba-17-agustus-atau-nonton-saja-1rfysH9RLOs</text:p>
          </table:table-cell>
        </table:table-row>
        <table:table-row table:style-name="ro1">
          <table:table-cell office:value-type="string" calcext:value-type="string">
            <text:p>https://kumparan.com/@kumparanmom/potensi-kecerdasan-anak-bagaimana-cara-mengenalinya-1rfCLZOgqeP</text:p>
          </table:table-cell>
        </table:table-row>
        <table:table-row table:style-name="ro1">
          <table:table-cell office:value-type="string" calcext:value-type="string">
            <text:p>https://kumparan.com/@kumparanmom/upacara-17-agustus-di-sekolah-bagaimana-agar-anak-siap-1rfzz2Q3mYF</text:p>
          </table:table-cell>
        </table:table-row>
        <table:table-row table:style-name="ro1">
          <table:table-cell office:value-type="string" calcext:value-type="string">
            <text:p>https://kumparan.com/@kumparanmom/kenapa-bayi-mudah-menangis-saat-berada-di-pesawat-1rfxrmS9zCj</text:p>
          </table:table-cell>
        </table:table-row>
        <table:table-row table:style-name="ro1">
          <table:table-cell office:value-type="string" calcext:value-type="string">
            <text:p>https://kumparan.com/@kumparanmom/parenting-islami-ini-hukumnya-mencukur-rambut-bayi-dalam-islam-1rfDxSO4KS5</text:p>
          </table:table-cell>
        </table:table-row>
        <table:table-row table:style-name="ro1">
          <table:table-cell office:value-type="string" calcext:value-type="string">
            <text:p>https://kumparan.com/@kumparanmom/sering-puji-anak-cantik-ternyata-tidak-selamanya-baik-1rfzQPOYb53</text:p>
          </table:table-cell>
        </table:table-row>
        <table:table-row table:style-name="ro1">
          <table:table-cell office:value-type="string" calcext:value-type="string">
            <text:p>https://kumparan.com/@kumparanmom/5-alat-gym-yang-aman-digunakan-ibu-hamil-1rf0yEQAWWC</text:p>
          </table:table-cell>
        </table:table-row>
        <table:table-row table:style-name="ro1">
          <table:table-cell office:value-type="string" calcext:value-type="string">
            <text:p>https://kumparan.com/@kumparanmom/tips-pilih-lomba-17-agustus-yang-aman-untuk-anak-1rffn9Fyymg</text:p>
          </table:table-cell>
        </table:table-row>
        <table:table-row table:style-name="ro1">
          <table:table-cell office:value-type="string" calcext:value-type="string">
            <text:p>https://kumparan.com/@kumparanmom/5-potret-kehamilan-ayu-dewi-anggun-bak-princess-mulan-1rfEBXLPpx1</text:p>
          </table:table-cell>
        </table:table-row>
        <table:table-row table:style-name="ro1">
          <table:table-cell office:value-type="string" calcext:value-type="string">
            <text:p>https://kumparan.com/@kumparanmom/cara-aman-atasi-jerawat-saat-hamil-1rfbfVVxsi6</text:p>
          </table:table-cell>
        </table:table-row>
        <table:table-row table:style-name="ro1">
          <table:table-cell office:value-type="string" calcext:value-type="string">
            <text:p>https://kumparan.com/@kumparanmom/gairah-seks-menurun-saat-hamil-ini-penyebabnya-moms-1rfgp4SIIPS</text:p>
          </table:table-cell>
        </table:table-row>
        <table:table-row table:style-name="ro1">
          <table:table-cell office:value-type="string" calcext:value-type="string">
            <text:p>https://kumparan.com/@kumparanmom/lewat-dongeng-anak-anak-diajak-untuk-mengenali-ular-1rff6Xif731</text:p>
          </table:table-cell>
        </table:table-row>
        <table:table-row table:style-name="ro1">
          <table:table-cell office:value-type="string" calcext:value-type="string">
            <text:p>https://kumparan.com/@kumparanmom/sambut-hut-ri-yuk-kenalkan-si-kecil-5-makanan-daerah-yang-ramah-anak-1rfdfyFfY6X</text:p>
          </table:table-cell>
        </table:table-row>
        <table:table-row table:style-name="ro1">
          <table:table-cell office:value-type="string" calcext:value-type="string">
            <text:p>https://kumparan.com/@kumparanmom/tips-bantu-ayah-ciptakan-bonding-dengan-bayi-di-dalam-kandungan-1rc7OQQ3lw8</text:p>
          </table:table-cell>
        </table:table-row>
        <table:table-row table:style-name="ro1">
          <table:table-cell office:value-type="string" calcext:value-type="string">
            <text:p>https://kumparan.com/@kumparanmom/6-manfaat-ceker-ayam-bila-diolah-jadi-makanan-bayi-1reyewAX7s8</text:p>
          </table:table-cell>
        </table:table-row>
        <table:table-row table:style-name="ro1">
          <table:table-cell office:value-type="string" calcext:value-type="string">
            <text:p>https://kumparan.com/@kumparanmom/bolehkah-membersihkan-kotoran-kucing-saat-hamil-1rfZmoUUJ63</text:p>
          </table:table-cell>
        </table:table-row>
        <table:table-row table:style-name="ro1">
          <table:table-cell office:value-type="string" calcext:value-type="string">
            <text:p>https://kumparan.com/@kumparanmom/riset-obesitas-pada-ibu-menyusui-bisa-berpengaruh-pada-nutrisi-asi-1rfYyHjlCnE</text:p>
          </table:table-cell>
        </table:table-row>
        <table:table-row table:style-name="ro1">
          <table:table-cell office:value-type="string" calcext:value-type="string">
            <text:p>https://kumparan.com/@kumparanmom/5-merek-car-seat-untuk-anak-dengan-harga-di-bawah-rp-1-juta-1rfGxFpFMDM</text:p>
          </table:table-cell>
        </table:table-row>
        <table:table-row table:style-name="ro1">
          <table:table-cell office:value-type="string" calcext:value-type="string">
            <text:p>https://kumparan.com/@kumparanmom/ini-pentingnya-minta-maaf-pada-anak-1rZdaEfLUMy</text:p>
          </table:table-cell>
        </table:table-row>
        <table:table-row table:style-name="ro1">
          <table:table-cell office:value-type="string" calcext:value-type="string">
            <text:p>https://kumparan.com/@kumparanmom/minta-maaf-pada-anak-begini-caranya-1rfF58Q5KnX</text:p>
          </table:table-cell>
        </table:table-row>
        <table:table-row table:style-name="ro1">
          <table:table-cell office:value-type="string" calcext:value-type="string">
            <text:p>https://kumparan.com/@kumparanmom/7-manfaat-ikut-gerakan-pramuka-untuk-anak-1rfFa0YYfnN</text:p>
          </table:table-cell>
        </table:table-row>
        <table:table-row table:style-name="ro1">
          <table:table-cell office:value-type="string" calcext:value-type="string">
            <text:p>https://kumparan.com/@kumparanmom/kenapa-anak-sering-menangis-1rfGXGaZe8n</text:p>
          </table:table-cell>
        </table:table-row>
        <table:table-row table:style-name="ro1">
          <table:table-cell office:value-type="string" calcext:value-type="string">
            <text:p>https://kumparan.com/@kumparanmom/lebih-baik-mana-jalan-kaki-atau-berenang-saat-hamil-1rf0gHRV2Jq</text:p>
          </table:table-cell>
        </table:table-row>
        <table:table-row table:style-name="ro1">
          <table:table-cell office:value-type="string" calcext:value-type="string">
            <text:p>https://kumparan.com/@kumparanmom/mengungkap-mitos-seputar-perawatan-bayi-benar-atau-salah-1rfFZB3JpK4</text:p>
          </table:table-cell>
        </table:table-row>
        <table:table-row table:style-name="ro1">
          <table:table-cell office:value-type="string" calcext:value-type="string">
            <text:p>https://kumparan.com/@kumparanmom/saat-nikita-mirzani-bicara-soal-perannya-sebagai-ibu-1rfFI8MqlUp</text:p>
          </table:table-cell>
        </table:table-row>
        <table:table-row table:style-name="ro1">
          <table:table-cell office:value-type="string" calcext:value-type="string">
            <text:p>https://kumparan.com/@kumparanmom/4-cara-hadapi-balita-yang-hiperaktif-1rfAdc61mJ4</text:p>
          </table:table-cell>
        </table:table-row>
        <table:table-row table:style-name="ro1">
          <table:table-cell office:value-type="string" calcext:value-type="string">
            <text:p>https://kumparan.com/@kumparanmom/moms-waspadai-gejala-pembekuan-darah-saat-hamil-1rfAfqAvwbP</text:p>
          </table:table-cell>
        </table:table-row>
        <table:table-row table:style-name="ro1">
          <table:table-cell office:value-type="string" calcext:value-type="string">
            <text:p>https://kumparan.com/@kumparanmom/semua-yang-perlu-ibu-hamil-ketahui-di-trimester-kedua-1reoVPRT2Hc</text:p>
          </table:table-cell>
        </table:table-row>
        <table:table-row table:style-name="ro1">
          <table:table-cell office:value-type="string" calcext:value-type="string">
            <text:p>https://kumparan.com/@kumparanmom/tantrum-dan-sensory-meltdown-apa-bedanya-orang-tua-perlu-tahu-1rfAxTZzKTV</text:p>
          </table:table-cell>
        </table:table-row>
        <table:table-row table:style-name="ro1">
          <table:table-cell office:value-type="string" calcext:value-type="string">
            <text:p>https://kumparan.com/@kumparanmom/75-nama-untuk-bayi-perempuan-yang-terinspirasi-karakter-disney-1rep3bVjwEk</text:p>
          </table:table-cell>
        </table:table-row>
        <table:table-row table:style-name="ro1">
          <table:table-cell office:value-type="string" calcext:value-type="string">
            <text:p>https://kumparan.com/@kumparanmom/kata-dokter-ibu-tak-perlu-stok-asi-perah-terlalu-banyak-di-freezer-1rbHzjA0NIq</text:p>
          </table:table-cell>
        </table:table-row>
        <table:table-row table:style-name="ro1">
          <table:table-cell office:value-type="string" calcext:value-type="string">
            <text:p>https://kumparan.com/@kumparanmom/3-hal-yang-harus-dikuasai-balita-sebelum-belajar-menulis-1remK1ylIQp</text:p>
          </table:table-cell>
        </table:table-row>
        <table:table-row table:style-name="ro1">
          <table:table-cell office:value-type="string" calcext:value-type="string">
            <text:p>https://kumparan.com/@kumparanmom/4-jenis-kontraksi-jelang-persalinan-yang-ibu-hamil-perlu-tahu-1relT7l7Yfi</text:p>
          </table:table-cell>
        </table:table-row>
        <table:table-row table:style-name="ro1">
          <table:table-cell office:value-type="string" calcext:value-type="string">
            <text:p>https://kumparan.com/@kumparanmom/fakta-seputar-detak-jantung-janin-di-masa-awal-kehamilan-1ren7eej8MI</text:p>
          </table:table-cell>
        </table:table-row>
        <table:table-row table:style-name="ro1">
          <table:table-cell office:value-type="string" calcext:value-type="string">
            <text:p>https://kumparan.com/@kumparanmom/kenapa-susu-organik-baik-untuk-kesehatan-keluarga-1rf7CDd6Dsc</text:p>
          </table:table-cell>
        </table:table-row>
        <table:table-row table:style-name="ro1">
          <table:table-cell office:value-type="string" calcext:value-type="string">
            <text:p>https://kumparan.com/@kumparanmom/sampoerna-academy-resmikan-sekolah-keenam-di-surabaya-1reiaC5HMxv</text:p>
          </table:table-cell>
        </table:table-row>
        <table:table-row table:style-name="ro1">
          <table:table-cell office:value-type="string" calcext:value-type="string">
            <text:p>https://kumparan.com/@kumparanmom/sedotan-dan-kantong-plastik-kini-dilarang-di-kota-semarang-1reonAhpEi3</text:p>
          </table:table-cell>
        </table:table-row>
        <table:table-row table:style-name="ro1">
          <table:table-cell office:value-type="string" calcext:value-type="string">
            <text:p>https://kumparan.com/@kumparanmom/4-cara-atasi-anak-yang-kecanduan-makanan-manis-1rell3lb5FU</text:p>
          </table:table-cell>
        </table:table-row>
        <table:table-row table:style-name="ro1">
          <table:table-cell office:value-type="string" calcext:value-type="string">
            <text:p>https://kumparan.com/@kumparanmom/agar-tidak-amis-begini-cara-olah-ikan-lele-untuk-makanan-bayi-1reSiUdkepz</text:p>
          </table:table-cell>
        </table:table-row>
        <table:table-row table:style-name="ro1">
          <table:table-cell office:value-type="string" calcext:value-type="string">
            <text:p>https://kumparan.com/@kumparanmom/anak-suka-jajan-bagaimana-cara-menghadapinya-1relsyFhqWy</text:p>
          </table:table-cell>
        </table:table-row>
        <table:table-row table:style-name="ro1">
          <table:table-cell office:value-type="string" calcext:value-type="string">
            <text:p>https://kumparan.com/@kumparanmom/hamil-8-bulan-yasmine-wildblood-masih-aktif-berkegiatan-1reiAjkjEXo</text:p>
          </table:table-cell>
        </table:table-row>
        <table:table-row table:style-name="ro1">
          <table:table-cell office:value-type="string" calcext:value-type="string">
            <text:p>https://kumparan.com/@kumparanmom/mungkinkah-ibu-menyusui-bayi-yang-ia-adopsi-1rcU3TjAtv8</text:p>
          </table:table-cell>
        </table:table-row>
        <table:table-row table:style-name="ro1">
          <table:table-cell office:value-type="string" calcext:value-type="string">
            <text:p>https://kumparan.com/@kumparanmom/tips-menyiapkan-kamar-yang-aman-dan-nyaman-untuk-bayi-1rekJP9f8Rh</text:p>
          </table:table-cell>
        </table:table-row>
        <table:table-row table:style-name="ro1">
          <table:table-cell office:value-type="string" calcext:value-type="string">
            <text:p>https://kumparan.com/@kumparanmom/kenapa-ibu-hamil-sering-merasa-gerah-dan-berkeringat-1rejGk3E7lV</text:p>
          </table:table-cell>
        </table:table-row>
        <table:table-row table:style-name="ro1">
          <table:table-cell office:value-type="string" calcext:value-type="string">
            <text:p>https://kumparan.com/@kumparanmom/tips-agar-ibu-hamil-bisa-duduk-nyaman-di-pesawat-1rejNj2KgQx</text:p>
          </table:table-cell>
        </table:table-row>
        <table:table-row table:style-name="ro1">
          <table:table-cell office:value-type="string" calcext:value-type="string">
            <text:p>https://kumparan.com/@kumparanmom/ide-bekal-sekolah-anak-tuna-sandwich-rolls-1reSDG94q3m</text:p>
          </table:table-cell>
        </table:table-row>
        <table:table-row table:style-name="ro1">
          <table:table-cell office:value-type="string" calcext:value-type="string">
            <text:p>https://kumparan.com/@kumparanmom/lebih-baik-mana-membersihkan-pantat-bayi-dengan-air-atau-tisu-basah-1rePaqnUZfZ</text:p>
          </table:table-cell>
        </table:table-row>
        <table:table-row table:style-name="ro1">
          <table:table-cell office:value-type="string" calcext:value-type="string">
            <text:p>https://kumparan.com/@kumparanmom/makanan-organik-untuk-anak-apa-manfaatnya-1reQj2uyPzq</text:p>
          </table:table-cell>
        </table:table-row>
        <table:table-row table:style-name="ro1">
          <table:table-cell office:value-type="string" calcext:value-type="string">
            <text:p>https://kumparan.com/@kumparanmom/riset-tinggal-dekat-jalan-raya-bisa-ganggu-perkembangan-anak-1reQx9IAEB2</text:p>
          </table:table-cell>
        </table:table-row>
        <table:table-row table:style-name="ro1">
          <table:table-cell office:value-type="string" calcext:value-type="string">
            <text:p>https://kumparan.com/@kumparanmom/sulit-ereksi-saat-bercinta-benarkah-tanda-pria-mandul-1reS8cPJtTw</text:p>
          </table:table-cell>
        </table:table-row>
        <table:table-row table:style-name="ro1">
          <table:table-cell office:value-type="string" calcext:value-type="string">
            <text:p>https://kumparan.com/@kumparanmom/tak-cuma-anak-ini-alasan-single-mom-harus-pikirkan-diri-sendiri-1rdk4jVGgD3</text:p>
          </table:table-cell>
        </table:table-row>
        <table:table-row table:style-name="ro1">
          <table:table-cell office:value-type="string" calcext:value-type="string">
            <text:p>https://kumparan.com/@kumparanmom/ada-kampung-asi-di-surabaya-apa-maksudnya-1reNDGmgLeo</text:p>
          </table:table-cell>
        </table:table-row>
        <table:table-row table:style-name="ro1">
          <table:table-cell office:value-type="string" calcext:value-type="string">
            <text:p>https://kumparan.com/@kumparanmom/alasan-untuk-tidak-meletakkan-tv-di-kamar-balita-1rePgeRB7uC</text:p>
          </table:table-cell>
        </table:table-row>
        <table:table-row table:style-name="ro1">
          <table:table-cell office:value-type="string" calcext:value-type="string">
            <text:p>https://kumparan.com/@kumparanmom/bayi-kentut-terus-apa-sebabnya-1reLDHq0bnX</text:p>
          </table:table-cell>
        </table:table-row>
        <table:table-row table:style-name="ro1">
          <table:table-cell office:value-type="string" calcext:value-type="string">
            <text:p>https://kumparan.com/@kumparanmom/bikin-tato-saat-hamil-aman-enggak-ya-1reKnelurg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08:20:41.870215756</meta:creation-date>
    <dc:date>2019-11-04T08:21:14.521514472</dc:date>
    <meta:editing-duration>PT33S</meta:editing-duration>
    <meta:editing-cycles>1</meta:editing-cycles>
    <meta:document-statistic meta:table-count="1" meta:cell-count="146" meta:object-count="0"/>
    <meta:generator>LibreOffice/6.0.7.3$Linux_X86_64 LibreOffice_project/00m0$Build-3</meta:generator>
  </office:meta>
</office:document-meta>
</file>